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63ce" officeooo:paragraph-rsid="001963ce"/>
    </style:style>
    <style:style style:name="P2" style:family="paragraph" style:parent-style-name="Standard">
      <style:text-properties style:text-underline-style="solid" style:text-underline-width="auto" style:text-underline-color="font-color" officeooo:rsid="001963ce" officeooo:paragraph-rsid="001963ce"/>
    </style:style>
    <style:style style:name="P3" style:family="paragraph" style:parent-style-name="Standard">
      <style:text-properties officeooo:rsid="001b3fdb" officeooo:paragraph-rsid="001b3fdb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b3fdb" officeooo:paragraph-rsid="001b3fdb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b3fdb" officeooo:paragraph-rsid="001b3fdb" style:font-weight-asian="normal" style:font-weight-complex="normal"/>
    </style:style>
    <style:style style:name="P6" style:family="paragraph" style:parent-style-name="Standard">
      <style:text-properties fo:font-style="normal" style:text-underline-style="none" fo:font-weight="bold" officeooo:rsid="001b3fdb" officeooo:paragraph-rsid="001b3fdb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none" fo:font-weight="normal" officeooo:rsid="001b3fdb" officeooo:paragraph-rsid="001b3fd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ccfb3" officeooo:paragraph-rsid="001ccfb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bold" officeooo:rsid="001b3fdb" officeooo:paragraph-rsid="001b3fdb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7.2</text:p>
      <text:p text:style-name="P1"/>
      <text:p text:style-name="P1"/>
      <text:p text:style-name="P1">hive&gt; create table olympic(athelete string,age int,country string,year int,closing_date date, </text:p>
      <text:p text:style-name="P1"><text:s text:c="4"/>&gt; sports string,gold int,silver int,bronze int,tot_medal int) </text:p>
      <text:p text:style-name="P1"><text:s text:c="4"/>&gt; row format delimited </text:p>
      <text:p text:style-name="P1"><text:s text:c="4"/>&gt; fields terminated by '\t' </text:p>
      <text:p text:style-name="P1"><text:s text:c="4"/>&gt; ; </text:p>
      <text:p text:style-name="P1">OK </text:p>
      <text:p text:style-name="P1">Time taken: 2.115 seconds </text:p>
      <text:p text:style-name="P1"/>
      <text:p text:style-name="P1"/>
      <text:p text:style-name="P1">hive&gt; load data </text:p>
      <text:p text:style-name="P1"><text:s text:c="4"/>&gt; inpath '/vishnu/olympix_data.csv' </text:p>
      <text:p text:style-name="P1"><text:s text:c="4"/>&gt; into table olympic; </text:p>
      <text:p text:style-name="P1">Loading data to table default.olympic </text:p>
      <text:p text:style-name="P1">Table default.olympic stats: [numFiles=1, totalSize=518669] </text:p>
      <text:p text:style-name="P1">OK </text:p>
      <text:p text:style-name="P1">Time taken: 2.132 seconds </text:p>
      <text:p text:style-name="P1"/>
      <text:p text:style-name="P1">hive&gt; select * from olympic limit 2; </text:p>
      <text:p text:style-name="P1">OK </text:p>
      <text:p text:style-name="P1">Michael Phelps<text:tab/>23<text:tab/>United States<text:tab/>2008<text:tab/>NULL<text:tab/>Swimming<text:tab/>8<text:tab/>0<text:tab/>0<text:tab/>8 </text:p>
      <text:p text:style-name="P1">Michael Phelps<text:tab/>19<text:tab/>United States<text:tab/>2004<text:tab/>NULL<text:tab/>Swimming<text:tab/>6<text:tab/>0<text:tab/>2<text:tab/>8 </text:p>
      <text:p text:style-name="P1">Time taken: 0.187 seconds, Fetched: 2 row(s) </text:p>
      <text:p text:style-name="P1"/>
      <text:p text:style-name="P1"/>
      <text:p text:style-name="P2">Problem 1.............</text:p>
      <text:p text:style-name="P1"/>
      <text:p text:style-name="P1">Write hive program to find the num of medals won by each country in swimming.........</text:p>
      <text:p text:style-name="P1"/>
      <text:p text:style-name="P1">ans.........</text:p>
      <text:p text:style-name="P1"/>
      <text:p text:style-name="P3">hive&gt; select country,SUM(tot_medal) <text:s text:c="49"/></text:p>
      <text:p text:style-name="P3"><text:s text:c="4"/>&gt; from olympic <text:s text:c="66"/></text:p>
      <text:p text:style-name="P3"><text:s text:c="4"/>&gt; where sports='Swimming' <text:s text:c="55"/></text:p>
      <text:p text:style-name="P3"><text:s text:c="4"/>&gt; group by country; <text:s text:c="6"/></text:p>
      <text:p text:style-name="P3"/>
      <text:p text:style-name="P3"/>
      <text:p text:style-name="P3">Total MapReduce CPU Time Spent: 7 seconds 50 msec</text:p>
      <text:p text:style-name="P3">OK</text:p>
      <text:p text:style-name="P3">Argentina<text:tab/>1</text:p>
      <text:p text:style-name="P3">Australia<text:tab/>163</text:p>
      <text:p text:style-name="P3">Austria<text:tab/>3</text:p>
      <text:p text:style-name="P3">Belarus<text:tab/>2</text:p>
      <text:p text:style-name="P3">Brazil<text:tab/>8</text:p>
      <text:p text:style-name="P3">Canada<text:tab/>5</text:p>
      <text:p text:style-name="P3">China<text:tab/>35</text:p>
      <text:p text:style-name="P3">Costa Rica<text:tab/>2</text:p>
      <text:p text:style-name="P3"><text:soft-page-break/>Croatia<text:tab/>1</text:p>
      <text:p text:style-name="P3">Denmark<text:tab/>1</text:p>
      <text:p text:style-name="P3">France<text:tab/>39</text:p>
      <text:p text:style-name="P3">Germany<text:tab/>32</text:p>
      <text:p text:style-name="P3">Great Britain<text:tab/>11</text:p>
      <text:p text:style-name="P3">Hungary<text:tab/>9</text:p>
      <text:p text:style-name="P3">Italy<text:tab/>16</text:p>
      <text:p text:style-name="P3">Japan<text:tab/>43</text:p>
      <text:p text:style-name="P3">Lithuania<text:tab/>1</text:p>
      <text:p text:style-name="P3">Netherlands<text:tab/>46</text:p>
      <text:p text:style-name="P3">Norway<text:tab/>2</text:p>
      <text:p text:style-name="P3">Poland<text:tab/>3</text:p>
      <text:p text:style-name="P3">Romania<text:tab/>6</text:p>
      <text:p text:style-name="P3">Russia<text:tab/>20</text:p>
      <text:p text:style-name="P3">Serbia<text:tab/>1</text:p>
      <text:p text:style-name="P3">Slovakia<text:tab/>2</text:p>
      <text:p text:style-name="P3">Slovenia<text:tab/>1</text:p>
      <text:p text:style-name="P3">South Africa<text:tab/>11</text:p>
      <text:p text:style-name="P3">South Korea<text:tab/>4</text:p>
      <text:p text:style-name="P3">Spain<text:tab/>3</text:p>
      <text:p text:style-name="P3">Sweden<text:tab/>9</text:p>
      <text:p text:style-name="P3">Trinidad and Tobago<text:tab/>1</text:p>
      <text:p text:style-name="P3">Tunisia<text:tab/>3</text:p>
      <text:p text:style-name="P3">Ukraine<text:tab/>7</text:p>
      <text:p text:style-name="P3">United States<text:tab/>267</text:p>
      <text:p text:style-name="P3">Zimbabwe<text:tab/>7</text:p>
      <text:p text:style-name="P3">Time taken: 52.907 seconds, Fetched: 34 row(s)</text:p>
      <text:p text:style-name="P3"/>
      <text:p text:style-name="P3"/>
      <text:p text:style-name="P4">Problem 2</text:p>
      <text:p text:style-name="P4"/>
      <text:p text:style-name="P5">Write hive program to find number of medals that India won year wise.</text:p>
      <text:p text:style-name="P5"/>
      <text:p text:style-name="P5"/>
      <text:p text:style-name="P5"/>
      <text:p text:style-name="P5">hive&gt; select year,sum(tot_medal) from olympic where country='India' group by year; <text:s text:c="2"/></text:p>
      <text:p text:style-name="P5"/>
      <text:p text:style-name="P5"/>
      <text:p text:style-name="P5">Total MapReduce CPU Time Spent: 6 seconds 340 msec</text:p>
      <text:p text:style-name="P5">OK</text:p>
      <text:p text:style-name="P5">2000<text:tab/>1</text:p>
      <text:p text:style-name="P5">2004<text:tab/>1</text:p>
      <text:p text:style-name="P5">2008<text:tab/>3</text:p>
      <text:p text:style-name="P5">2012<text:tab/>6</text:p>
      <text:p text:style-name="P5">Time taken: 47.656 seconds, Fetched: 4 row(s)</text:p>
      <text:p text:style-name="P5"/>
      <text:p text:style-name="P5"/>
      <text:p text:style-name="P5"/>
      <text:p text:style-name="P9">Problem 3</text:p>
      <text:p text:style-name="P7"><text:soft-page-break/>Write hive program to find the total num medal each country won.</text:p>
      <text:p text:style-name="P7"/>
      <text:p text:style-name="P7"/>
      <text:p text:style-name="P7">hive&gt; select country,SUM(tot_medal) <text:s text:c="49"/></text:p>
      <text:p text:style-name="P7"><text:s text:c="4"/>&gt; from olympic</text:p>
      <text:p text:style-name="P7"><text:s text:c="4"/>&gt; group by country;</text:p>
      <text:p text:style-name="P7"/>
      <text:p text:style-name="P7"/>
      <text:p text:style-name="P7">Total MapReduce CPU Time Spent: 4 seconds 810 msec</text:p>
      <text:p text:style-name="P7">OK</text:p>
      <text:p text:style-name="P7">Afghanistan<text:tab/>2</text:p>
      <text:p text:style-name="P7">Algeria<text:tab/>8</text:p>
      <text:p text:style-name="P7">Argentina<text:tab/>141</text:p>
      <text:p text:style-name="P7">Armenia<text:tab/>10</text:p>
      <text:p text:style-name="P7">Australia<text:tab/>609</text:p>
      <text:p text:style-name="P7">Austria<text:tab/>91</text:p>
      <text:p text:style-name="P7">Azerbaijan<text:tab/>25</text:p>
      <text:p text:style-name="P7">Bahamas<text:tab/>24</text:p>
      <text:p text:style-name="P7">Bahrain<text:tab/>1</text:p>
      <text:p text:style-name="P7">Barbados<text:tab/>1</text:p>
      <text:p text:style-name="P7">Belarus<text:tab/>97</text:p>
      <text:p text:style-name="P7">Belgium<text:tab/>18</text:p>
      <text:p text:style-name="P7">Botswana<text:tab/>1</text:p>
      <text:p text:style-name="P7">Brazil<text:tab/>221</text:p>
      <text:p text:style-name="P7">Bulgaria<text:tab/>41</text:p>
      <text:p text:style-name="P7">Cameroon<text:tab/>20</text:p>
      <text:p text:style-name="P7">Canada<text:tab/>370</text:p>
      <text:p text:style-name="P7">Chile<text:tab/>22</text:p>
      <text:p text:style-name="P7">China<text:tab/>530</text:p>
      <text:p text:style-name="P7">Chinese Taipei<text:tab/>20</text:p>
      <text:p text:style-name="P7">Colombia<text:tab/>13</text:p>
      <text:p text:style-name="P7">Costa Rica<text:tab/>2</text:p>
      <text:p text:style-name="P7">Croatia<text:tab/>81</text:p>
      <text:p text:style-name="P7">Cuba<text:tab/>188</text:p>
      <text:p text:style-name="P7">Cyprus<text:tab/>1</text:p>
      <text:p text:style-name="P7">Czech Republic<text:tab/>81</text:p>
      <text:p text:style-name="P7">Denmark<text:tab/>89</text:p>
      <text:p text:style-name="P7">Dominican Republic<text:tab/>5</text:p>
      <text:p text:style-name="P7">Ecuador<text:tab/>1</text:p>
      <text:p text:style-name="P7">Egypt<text:tab/>8</text:p>
      <text:p text:style-name="P7">Eritrea<text:tab/>1</text:p>
      <text:p text:style-name="P7">Estonia<text:tab/>18</text:p>
      <text:p text:style-name="P7">Ethiopia<text:tab/>29</text:p>
      <text:p text:style-name="P7">Finland<text:tab/>118</text:p>
      <text:p text:style-name="P7">France<text:tab/>318</text:p>
      <text:p text:style-name="P7">Gabon<text:tab/>1</text:p>
      <text:p text:style-name="P7">Georgia<text:tab/>23</text:p>
      <text:p text:style-name="P7">Germany<text:tab/>629</text:p>
      <text:p text:style-name="P7">Great Britain<text:tab/>322</text:p>
      <text:p text:style-name="P7"><text:soft-page-break/>Greece<text:tab/>59</text:p>
      <text:p text:style-name="P7">Grenada<text:tab/>1</text:p>
      <text:p text:style-name="P7">Guatemala<text:tab/>1</text:p>
      <text:p text:style-name="P7">Hong Kong<text:tab/>3</text:p>
      <text:p text:style-name="P7">Hungary<text:tab/>145</text:p>
      <text:p text:style-name="P7">Iceland<text:tab/>15</text:p>
      <text:p text:style-name="P7">India<text:tab/>11</text:p>
      <text:p text:style-name="P7">Indonesia<text:tab/>22</text:p>
      <text:p text:style-name="P7">Iran<text:tab/>24</text:p>
      <text:p text:style-name="P7">Ireland<text:tab/>9</text:p>
      <text:p text:style-name="P7">Israel<text:tab/>4</text:p>
      <text:p text:style-name="P7">Italy<text:tab/>331</text:p>
      <text:p text:style-name="P7">Jamaica<text:tab/>80</text:p>
      <text:p text:style-name="P7">Japan<text:tab/>282</text:p>
      <text:p text:style-name="P7">Kazakhstan<text:tab/>42</text:p>
      <text:p text:style-name="P7">Kenya<text:tab/>39</text:p>
      <text:p text:style-name="P7">Kuwait<text:tab/>2</text:p>
      <text:p text:style-name="P7">Kyrgyzstan<text:tab/>3</text:p>
      <text:p text:style-name="P7">Latvia<text:tab/>17</text:p>
      <text:p text:style-name="P7">Lithuania<text:tab/>30</text:p>
      <text:p text:style-name="P7">Macedonia<text:tab/>1</text:p>
      <text:p text:style-name="P7">Malaysia<text:tab/>3</text:p>
      <text:p text:style-name="P7">Mauritius<text:tab/>1</text:p>
      <text:p text:style-name="P7">Mexico<text:tab/>38</text:p>
      <text:p text:style-name="P7">Moldova<text:tab/>5</text:p>
      <text:p text:style-name="P7">Mongolia<text:tab/>10</text:p>
      <text:p text:style-name="P7">Montenegro<text:tab/>14</text:p>
      <text:p text:style-name="P7">Morocco<text:tab/>11</text:p>
      <text:p text:style-name="P7">Mozambique<text:tab/>1</text:p>
      <text:p text:style-name="P7">Netherlands<text:tab/>318</text:p>
      <text:p text:style-name="P7">New Zealand<text:tab/>52</text:p>
      <text:p text:style-name="P7">Nigeria<text:tab/>39</text:p>
      <text:p text:style-name="P7">North Korea<text:tab/>21</text:p>
      <text:p text:style-name="P7">Norway<text:tab/>192</text:p>
      <text:p text:style-name="P7">Panama<text:tab/>1</text:p>
      <text:p text:style-name="P7">Paraguay<text:tab/>17</text:p>
      <text:p text:style-name="P7">Poland<text:tab/>80</text:p>
      <text:p text:style-name="P7">Portugal<text:tab/>9</text:p>
      <text:p text:style-name="P7">Puerto Rico<text:tab/>2</text:p>
      <text:p text:style-name="P7">Qatar<text:tab/>3</text:p>
      <text:p text:style-name="P7">Romania<text:tab/>123</text:p>
      <text:p text:style-name="P7">Russia<text:tab/>768</text:p>
      <text:p text:style-name="P7">Saudi Arabia<text:tab/>6</text:p>
      <text:p text:style-name="P7">Serbia<text:tab/>31</text:p>
      <text:p text:style-name="P7">Serbia and Montenegro<text:tab/>38</text:p>
      <text:p text:style-name="P7">Singapore<text:tab/>7</text:p>
      <text:p text:style-name="P7">Slovakia<text:tab/>35</text:p>
      <text:p text:style-name="P7">Slovenia<text:tab/>25</text:p>
      <text:p text:style-name="P7">South Africa<text:tab/>25</text:p>
      <text:p text:style-name="P7"><text:soft-page-break/>South Korea<text:tab/>308</text:p>
      <text:p text:style-name="P7">Spain<text:tab/>205</text:p>
      <text:p text:style-name="P7">Sri Lanka<text:tab/>1</text:p>
      <text:p text:style-name="P7">Sudan<text:tab/>1</text:p>
      <text:p text:style-name="P7">Sweden<text:tab/>181</text:p>
      <text:p text:style-name="P7">Switzerland<text:tab/>93</text:p>
      <text:p text:style-name="P7">Syria<text:tab/>1</text:p>
      <text:p text:style-name="P7">Tajikistan<text:tab/>3</text:p>
      <text:p text:style-name="P7">Thailand<text:tab/>18</text:p>
      <text:p text:style-name="P7">Togo<text:tab/>1</text:p>
      <text:p text:style-name="P7">Trinidad and Tobago<text:tab/>19</text:p>
      <text:p text:style-name="P7">Tunisia<text:tab/>4</text:p>
      <text:p text:style-name="P7">Turkey<text:tab/>28</text:p>
      <text:p text:style-name="P7">Uganda<text:tab/>1</text:p>
      <text:p text:style-name="P7">Ukraine<text:tab/>143</text:p>
      <text:p text:style-name="P7">United Arab Emirates<text:tab/>1</text:p>
      <text:p text:style-name="P7">United States<text:tab/>1312</text:p>
      <text:p text:style-name="P7">Uruguay<text:tab/>1</text:p>
      <text:p text:style-name="P7">Uzbekistan<text:tab/>19</text:p>
      <text:p text:style-name="P7">Venezuela<text:tab/>4</text:p>
      <text:p text:style-name="P7">Vietnam<text:tab/>2</text:p>
      <text:p text:style-name="P7">Zimbabwe<text:tab/>7</text:p>
      <text:p text:style-name="P7">Time taken: 47.651 seconds, Fetched: 110 row(s)</text:p>
      <text:p text:style-name="P7"/>
      <text:p text:style-name="P7"/>
      <text:p text:style-name="P7"/>
      <text:p text:style-name="P9">Problem 4</text:p>
      <text:p text:style-name="P6"/>
      <text:p text:style-name="P6"/>
      <text:p text:style-name="P7">Write hive program to find num of gold medal each country won.</text:p>
      <text:p text:style-name="P7"/>
      <text:p text:style-name="P7"/>
      <text:p text:style-name="P8">hive&gt; select country,count(gold)</text:p>
      <text:p text:style-name="P8"><text:s text:c="4"/>&gt; from olympic <text:s text:c="13"/></text:p>
      <text:p text:style-name="P8"><text:s text:c="4"/>&gt; group by country; <text:s text:c="8"/></text:p>
      <text:p text:style-name="P8">Query ID = acadgild_20171102010202_a39ccc75-45d7-493b-a633-7c22042251ba</text:p>
      <text:p text:style-name="P8">Total jobs = 1</text:p>
      <text:p text:style-name="P8">Launching Job 1 out of 1</text:p>
      <text:p text:style-name="P8">Number of reduce tasks not specified. Estimated from input data size: 1</text:p>
      <text:p text:style-name="P8">In order to change the average load for a reducer (in bytes):</text:p>
      <text:p text:style-name="P8"><text:s text:c="2"/>set hive.exec.reducers.bytes.per.reducer=&lt;number&gt;</text:p>
      <text:p text:style-name="P8">In order to limit the maximum number of reducers:</text:p>
      <text:p text:style-name="P8"><text:s text:c="2"/>set hive.exec.reducers.max=&lt;number&gt;</text:p>
      <text:p text:style-name="P8">In order to set a constant number of reducers:</text:p>
      <text:p text:style-name="P8"><text:s text:c="2"/>set mapreduce.job.reduces=&lt;number&gt;</text:p>
      <text:p text:style-name="P8">Starting Job = job_1509563670870_0006, Tracking URL = http://localhost:8088/proxy/application_1509563670870_0006/</text:p>
      <text:p text:style-name="P8">Kill Command = /home/acadgild/hadoop-2.6.0/bin/hadoop job <text:s/>-kill job_1509563670870_0006</text:p>
      <text:p text:style-name="P8">Hadoop job information for Stage-1: number of mappers: 1; number of reducers: 1</text:p>
      <text:p text:style-name="P8"><text:soft-page-break/>2017-11-02 01:02:48,850 Stage-1 map = 0%, <text:s/>reduce = 0%</text:p>
      <text:p text:style-name="P8">2017-11-02 01:03:01,266 Stage-1 map = 100%, <text:s/>reduce = 0%, Cumulative CPU 2.15 sec</text:p>
      <text:p text:style-name="P8">2017-11-02 01:03:13,732 Stage-1 map = 100%, <text:s/>reduce = 100%, Cumulative CPU 4.53 sec</text:p>
      <text:p text:style-name="P8">MapReduce Total cumulative CPU time: 4 seconds 530 msec</text:p>
      <text:p text:style-name="P8">Ended Job = job_1509563670870_0006</text:p>
      <text:p text:style-name="P8">MapReduce Jobs Launched: </text:p>
      <text:p text:style-name="P8">Stage-Stage-1: Map: 1 <text:s/>Reduce: 1 <text:s text:c="2"/>Cumulative CPU: 4.53 sec <text:s text:c="2"/>HDFS Read: 518889 HDFS Write: 1314 SUCCESS</text:p>
      <text:p text:style-name="P8">Total MapReduce CPU Time Spent: 4 seconds 530 msec</text:p>
      <text:p text:style-name="P8">OK</text:p>
      <text:p text:style-name="P8">Afghanistan<text:tab/>2</text:p>
      <text:p text:style-name="P8">Algeria<text:tab/>8</text:p>
      <text:p text:style-name="P8">Argentina<text:tab/>141</text:p>
      <text:p text:style-name="P8">Armenia<text:tab/>10</text:p>
      <text:p text:style-name="P8">Australia<text:tab/>524</text:p>
      <text:p text:style-name="P8">Austria<text:tab/>70</text:p>
      <text:p text:style-name="P8">Azerbaijan<text:tab/>25</text:p>
      <text:p text:style-name="P8">Bahamas<text:tab/>23</text:p>
      <text:p text:style-name="P8">Bahrain<text:tab/>1</text:p>
      <text:p text:style-name="P8">Barbados<text:tab/>1</text:p>
      <text:p text:style-name="P8">Belarus<text:tab/>92</text:p>
      <text:p text:style-name="P8">Belgium<text:tab/>18</text:p>
      <text:p text:style-name="P8">Botswana<text:tab/>1</text:p>
      <text:p text:style-name="P8">Brazil<text:tab/>220</text:p>
      <text:p text:style-name="P8">Bulgaria<text:tab/>36</text:p>
      <text:p text:style-name="P8">Cameroon<text:tab/>20</text:p>
      <text:p text:style-name="P8">Canada<text:tab/>351</text:p>
      <text:p text:style-name="P8">Chile<text:tab/>20</text:p>
      <text:p text:style-name="P8">China<text:tab/>450</text:p>
      <text:p text:style-name="P8">Chinese Taipei<text:tab/>20</text:p>
      <text:p text:style-name="P8">Colombia<text:tab/>13</text:p>
      <text:p text:style-name="P8">Costa Rica<text:tab/>1</text:p>
      <text:p text:style-name="P8">Croatia<text:tab/>76</text:p>
      <text:p text:style-name="P8">Cuba<text:tab/>188</text:p>
      <text:p text:style-name="P8">Cyprus<text:tab/>1</text:p>
      <text:p text:style-name="P8">Czech Republic<text:tab/>75</text:p>
      <text:p text:style-name="P8">Denmark<text:tab/>89</text:p>
      <text:p text:style-name="P8">Dominican Republic<text:tab/>5</text:p>
      <text:p text:style-name="P8">Ecuador<text:tab/>1</text:p>
      <text:p text:style-name="P8">Egypt<text:tab/>8</text:p>
      <text:p text:style-name="P8">Eritrea<text:tab/>1</text:p>
      <text:p text:style-name="P8">Estonia<text:tab/>16</text:p>
      <text:p text:style-name="P8">Ethiopia<text:tab/>24</text:p>
      <text:p text:style-name="P8">Finland<text:tab/>112</text:p>
      <text:p text:style-name="P8">France<text:tab/>287</text:p>
      <text:p text:style-name="P8">Gabon<text:tab/>1</text:p>
      <text:p text:style-name="P8">Georgia<text:tab/>23</text:p>
      <text:p text:style-name="P8">Germany<text:tab/>552</text:p>
      <text:p text:style-name="P8">Great Britain<text:tab/>296</text:p>
      <text:p text:style-name="P8"><text:soft-page-break/>Greece<text:tab/>59</text:p>
      <text:p text:style-name="P8">Grenada<text:tab/>1</text:p>
      <text:p text:style-name="P8">Guatemala<text:tab/>1</text:p>
      <text:p text:style-name="P8">Hong Kong<text:tab/>3</text:p>
      <text:p text:style-name="P8">Hungary<text:tab/>132</text:p>
      <text:p text:style-name="P8">Iceland<text:tab/>15</text:p>
      <text:p text:style-name="P8">India<text:tab/>11</text:p>
      <text:p text:style-name="P8">Indonesia<text:tab/>22</text:p>
      <text:p text:style-name="P8">Iran<text:tab/>24</text:p>
      <text:p text:style-name="P8">Ireland<text:tab/>9</text:p>
      <text:p text:style-name="P8">Israel<text:tab/>4</text:p>
      <text:p text:style-name="P8">Italy<text:tab/>307</text:p>
      <text:p text:style-name="P8">Jamaica<text:tab/>61</text:p>
      <text:p text:style-name="P8">Japan<text:tab/>259</text:p>
      <text:p text:style-name="P8">Kazakhstan<text:tab/>42</text:p>
      <text:p text:style-name="P8">Kenya<text:tab/>38</text:p>
      <text:p text:style-name="P8">Kuwait<text:tab/>2</text:p>
      <text:p text:style-name="P8">Kyrgyzstan<text:tab/>3</text:p>
      <text:p text:style-name="P8">Latvia<text:tab/>17</text:p>
      <text:p text:style-name="P8">Lithuania<text:tab/>30</text:p>
      <text:p text:style-name="P8">Macedonia<text:tab/>1</text:p>
      <text:p text:style-name="P8">Malaysia<text:tab/>3</text:p>
      <text:p text:style-name="P8">Mauritius<text:tab/>1</text:p>
      <text:p text:style-name="P8">Mexico<text:tab/>38</text:p>
      <text:p text:style-name="P8">Moldova<text:tab/>5</text:p>
      <text:p text:style-name="P8">Mongolia<text:tab/>10</text:p>
      <text:p text:style-name="P8">Montenegro<text:tab/>14</text:p>
      <text:p text:style-name="P8">Morocco<text:tab/>10</text:p>
      <text:p text:style-name="P8">Mozambique<text:tab/>1</text:p>
      <text:p text:style-name="P8">Netherlands<text:tab/>286</text:p>
      <text:p text:style-name="P8">New Zealand<text:tab/>51</text:p>
      <text:p text:style-name="P8">Nigeria<text:tab/>39</text:p>
      <text:p text:style-name="P8">North Korea<text:tab/>21</text:p>
      <text:p text:style-name="P8">Norway<text:tab/>158</text:p>
      <text:p text:style-name="P8">Panama<text:tab/>1</text:p>
      <text:p text:style-name="P8">Paraguay<text:tab/>17</text:p>
      <text:p text:style-name="P8">Poland<text:tab/>73</text:p>
      <text:p text:style-name="P8">Portugal<text:tab/>9</text:p>
      <text:p text:style-name="P8">Puerto Rico<text:tab/>2</text:p>
      <text:p text:style-name="P8">Qatar<text:tab/>3</text:p>
      <text:p text:style-name="P8">Romania<text:tab/>97</text:p>
      <text:p text:style-name="P8">Russia<text:tab/>706</text:p>
      <text:p text:style-name="P8">Saudi Arabia<text:tab/>6</text:p>
      <text:p text:style-name="P8">Serbia<text:tab/>31</text:p>
      <text:p text:style-name="P8">Serbia and Montenegro<text:tab/>38</text:p>
      <text:p text:style-name="P8">Singapore<text:tab/>6</text:p>
      <text:p text:style-name="P8">Slovakia<text:tab/>33</text:p>
      <text:p text:style-name="P8">Slovenia<text:tab/>24</text:p>
      <text:p text:style-name="P8">South Africa<text:tab/>22</text:p>
      <text:p text:style-name="P8"><text:soft-page-break/>South Korea<text:tab/>274</text:p>
      <text:p text:style-name="P8">Spain<text:tab/>195</text:p>
      <text:p text:style-name="P8">Sri Lanka<text:tab/>1</text:p>
      <text:p text:style-name="P8">Sudan<text:tab/>1</text:p>
      <text:p text:style-name="P8">Sweden<text:tab/>167</text:p>
      <text:p text:style-name="P8">Switzerland<text:tab/>87</text:p>
      <text:p text:style-name="P8">Syria<text:tab/>1</text:p>
      <text:p text:style-name="P8">Tajikistan<text:tab/>3</text:p>
      <text:p text:style-name="P8">Thailand<text:tab/>18</text:p>
      <text:p text:style-name="P8">Togo<text:tab/>1</text:p>
      <text:p text:style-name="P8">Trinidad and Tobago<text:tab/>16</text:p>
      <text:p text:style-name="P8">Tunisia<text:tab/>3</text:p>
      <text:p text:style-name="P8">Turkey<text:tab/>27</text:p>
      <text:p text:style-name="P8">Uganda<text:tab/>1</text:p>
      <text:p text:style-name="P8">Ukraine<text:tab/>137</text:p>
      <text:p text:style-name="P8">United Arab Emirates<text:tab/>1</text:p>
      <text:p text:style-name="P8">United States<text:tab/>1109</text:p>
      <text:p text:style-name="P8">Uruguay<text:tab/>1</text:p>
      <text:p text:style-name="P8">Uzbekistan<text:tab/>19</text:p>
      <text:p text:style-name="P8">Venezuela<text:tab/>4</text:p>
      <text:p text:style-name="P8">Vietnam<text:tab/>2</text:p>
      <text:p text:style-name="P8">Zimbabwe<text:tab/>2</text:p>
      <text:p text:style-name="P8">Time taken: 41.48 seconds, Fetched: 110 row(s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3:40:10.223348122</meta:creation-date>
    <dc:date>2017-11-02T01:04:32.243451685</dc:date>
    <meta:editing-duration>PT36M53S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8" meta:paragraph-count="330" meta:word-count="990" meta:character-count="6266" meta:non-whitespace-character-count="4963"/>
  </office:meta>
</office:document-meta>
</file>